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ArrayConverter.BooleanArrayConverter( BooleanConverter converter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ArrayConverter.Boolean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BooleanArrayConverter.Boolean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